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e5a" officeooo:paragraph-rsid="0009ce5a"/>
    </style:style>
    <style:style style:name="P2" style:family="paragraph" style:parent-style-name="Standard">
      <style:text-properties officeooo:rsid="0009ce5a" officeooo:paragraph-rsid="000eddf5"/>
    </style:style>
    <style:style style:name="P3" style:family="paragraph" style:parent-style-name="Standard">
      <style:text-properties officeooo:rsid="0009ce5a" officeooo:paragraph-rsid="000facb2"/>
    </style:style>
    <style:style style:name="P4" style:family="paragraph" style:parent-style-name="Standard">
      <style:text-properties officeooo:rsid="000ada6c" officeooo:paragraph-rsid="000ada6c"/>
    </style:style>
    <style:style style:name="P5" style:family="paragraph" style:parent-style-name="Standard">
      <style:text-properties officeooo:rsid="000ada6c" officeooo:paragraph-rsid="000bc1cd"/>
    </style:style>
    <style:style style:name="P6" style:family="paragraph" style:parent-style-name="Standard">
      <style:text-properties officeooo:rsid="000ada6c" officeooo:paragraph-rsid="001402e3"/>
    </style:style>
    <style:style style:name="P7" style:family="paragraph" style:parent-style-name="Standard">
      <style:text-properties officeooo:rsid="000ada6c" officeooo:paragraph-rsid="00147404"/>
    </style:style>
    <style:style style:name="P8" style:family="paragraph" style:parent-style-name="Standard">
      <style:text-properties officeooo:rsid="000bc1cd" officeooo:paragraph-rsid="000bc1cd"/>
    </style:style>
    <style:style style:name="P9" style:family="paragraph" style:parent-style-name="Standard">
      <style:text-properties officeooo:rsid="000facb2" officeooo:paragraph-rsid="000facb2"/>
    </style:style>
    <style:style style:name="T1" style:family="text">
      <style:text-properties officeooo:rsid="000bc1cd"/>
    </style:style>
    <style:style style:name="T2" style:family="text">
      <style:text-properties officeooo:rsid="000d6020"/>
    </style:style>
    <style:style style:name="T3" style:family="text">
      <style:text-properties officeooo:rsid="000eddf5"/>
    </style:style>
    <style:style style:name="T4" style:family="text">
      <style:text-properties officeooo:rsid="000facb2"/>
    </style:style>
    <style:style style:name="T5" style:family="text">
      <style:text-properties officeooo:rsid="00114a77"/>
    </style:style>
    <style:style style:name="T6" style:family="text">
      <style:text-properties officeooo:rsid="001402e3"/>
    </style:style>
    <style:style style:name="T7" style:family="text">
      <style:text-properties officeooo:rsid="00147404"/>
    </style:style>
    <style:style style:name="T8" style:family="text">
      <style:text-properties officeooo:rsid="0015ba94"/>
    </style:style>
    <style:style style:name="T9" style:family="text">
      <style:text-properties officeooo:rsid="0015c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e Jean Jaures 433A</text:p>
      <text:p text:style-name="P1">23333 Lanceville</text:p>
      <text:p text:style-name="P1">France</text:p>
      <text:p text:style-name="P1"><text:tab/><text:tab/><text:tab/><text:tab/><text:tab/><text:tab/><text:tab/><text:tab/><text:tab/><text:tab/>Facture n° 3404093</text:p>
      <text:p text:style-name="P1"/>
      <text:p text:style-name="P1"/>
      <text:p text:style-name="P1">Table 1</text:p>
      <text:p text:style-name="P8">date/acte| Facture<text:tab/>NOM et prenom<text:tab/>Libellé <text:tab/>Qte <text:s text:c="4"/><text:tab/>Montant <text:tab/><text:span text:style-name="T2">Redev.<text:tab/></text:span></text:p>
      <text:p text:style-name="P4"><text:span text:style-name="T7">08</text:span>/04/23<text:span text:style-name="T1">|234775401 <text:tab/>ABC xxx<text:tab/><text:tab/>TU1<text:tab/><text:tab/>1<text:tab/>45.3<text:tab/><text:tab/></text:span><text:span text:style-name="T2">3 %</text:span></text:p>
      <text:p text:style-name="P5"><text:span text:style-name="T7">08</text:span>/04/23<text:span text:style-name="T1">|234775401<text:tab/>ABC xxx<text:tab/><text:tab/>TU2<text:tab/><text:tab/>1<text:tab/>22.2<text:tab/><text:tab/></text:span><text:span text:style-name="T2">3 %</text:span></text:p>
      <text:p text:style-name="P5"><text:span text:style-name="T7">08</text:span>/04/23<text:span text:style-name="T1">|234778393 <text:tab/>EFG <text:s/>iii<text:tab/><text:tab/>LIO<text:tab/><text:tab/>1<text:tab/>34.00<text:tab/><text:tab/></text:span><text:span text:style-name="T2">3 %</text:span></text:p>
      <text:p text:style-name="P6"><text:span text:style-name="T7">09</text:span>/04/23<text:span text:style-name="T1">|234775401<text:tab/>ABC xxx<text:tab/><text:tab/>TU2<text:tab/><text:tab/>1<text:tab/>22.2<text:tab/><text:tab/></text:span><text:span text:style-name="T2">3 %</text:span></text:p>
      <text:p text:style-name="P6"><text:span text:style-name="T7">09</text:span>/04/23<text:span text:style-name="T1">|234775401<text:tab/>ABC xxx<text:tab/><text:tab/>TU2<text:tab/><text:tab/>1<text:tab/>22.2<text:tab/><text:tab/></text:span><text:span text:style-name="T2">3 %</text:span></text:p>
      <text:p text:style-name="P6"><text:span text:style-name="T7">09</text:span>/04/23<text:span text:style-name="T1">|234775401<text:tab/>AB</text:span><text:span text:style-name="T6">M</text:span><text:span text:style-name="T1"> xxx<text:tab/><text:tab/>TU2<text:tab/><text:tab/>1<text:tab/>22.2<text:tab/><text:tab/></text:span><text:span text:style-name="T2">3 %</text:span></text:p>
      <text:p text:style-name="P6">16/04/23<text:span text:style-name="T1">|234775401<text:tab/>AB</text:span><text:span text:style-name="T6">N</text:span><text:span text:style-name="T1">xxx<text:tab/><text:tab/>TU2<text:tab/><text:tab/>1<text:tab/>22.2<text:tab/><text:tab/></text:span><text:span text:style-name="T2">3 %</text:span></text:p>
      <text:p text:style-name="P6">16/04/23<text:span text:style-name="T1">|234775401<text:tab/>AB</text:span><text:span text:style-name="T6">F</text:span><text:span text:style-name="T1"> xxx<text:tab/><text:tab/>TU2<text:tab/><text:tab/>1<text:tab/>22.2<text:tab/><text:tab/></text:span><text:span text:style-name="T2">3 %</text:span></text:p>
      <text:p text:style-name="P6">16/04/2<text:span text:style-name="T6">4</text:span><text:span text:style-name="T1">|234775401<text:tab/>A</text:span><text:span text:style-name="T6">QS</text:span><text:span text:style-name="T1"> xxx<text:tab/><text:tab/>TU2<text:tab/><text:tab/>1<text:tab/>22.2<text:tab/><text:tab/></text:span><text:span text:style-name="T2">3 %</text:span></text:p>
      <text:p text:style-name="P6">16/04/2<text:span text:style-name="T6">4</text:span><text:span text:style-name="T1">|234775401<text:tab/>A</text:span><text:span text:style-name="T6">RT</text:span><text:span text:style-name="T1"> xxx<text:tab/><text:tab/>TU2<text:tab/><text:tab/>1<text:tab/>22.2<text:tab/><text:tab/></text:span><text:span text:style-name="T2">3 %</text:span></text:p>
      <text:p text:style-name="P6">1<text:span text:style-name="T6">8</text:span>/04/2<text:span text:style-name="T6">4</text:span><text:span text:style-name="T1">|234775401<text:tab/></text:span><text:span text:style-name="T6">POD</text:span><text:span text:style-name="T1"> xxx<text:tab/><text:tab/>TU2<text:tab/><text:tab/>1<text:tab/>22.2<text:tab/><text:tab/></text:span><text:span text:style-name="T2">3 %</text:span></text:p>
      <text:p text:style-name="P5">18/04/24<text:span text:style-name="T1">|258112323 <text:tab/>RTY ooo<text:tab/><text:tab/>TU1<text:tab/><text:tab/>1<text:tab/>45.3<text:tab/><text:tab/></text:span><text:span text:style-name="T2">3 %</text:span></text:p>
      <text:p text:style-name="P1"><text:tab/><text:tab/>nombre de dossiers: 4<text:line-break/>Table 2</text:p>
      <text:p text:style-name="P4">20/03/2<text:span text:style-name="T7">5</text:span><text:span text:style-name="T1">|230908383<text:tab/>IOU lll<text:tab/><text:tab/><text:tab/>SUF<text:tab/><text:tab/>1<text:tab/>34.00<text:tab/><text:tab/></text:span><text:span text:style-name="T2">3 %</text:span></text:p>
      <text:p text:style-name="P4">20/03/2<text:span text:style-name="T7">5</text:span><text:span text:style-name="T1">|378938009<text:tab/>IUD </text:span><text:span text:style-name="T7">POP</text:span><text:span text:style-name="T1"> mmm<text:tab/>ATT<text:tab/><text:tab/>1<text:tab/>54.05<text:tab/><text:tab/></text:span><text:span text:style-name="T2">3 %</text:span></text:p>
      <text:p text:style-name="P7">20/03/24<text:span text:style-name="T1">|378938009<text:tab/>IUD IUD mmm<text:tab/>ATT<text:tab/><text:tab/>1<text:tab/>54.05<text:tab/><text:tab/></text:span><text:span text:style-name="T2">3 %</text:span></text:p>
      <text:p text:style-name="P7">20/03/24<text:span text:style-name="T1">|378938009<text:tab/></text:span><text:span text:style-name="T7">DSF<text:tab/>df<text:tab/><text:tab/></text:span><text:span text:style-name="T1">ATT<text:tab/><text:tab/>1<text:tab/>54.05<text:tab/><text:tab/></text:span><text:span text:style-name="T2">3 %</text:span></text:p>
      <text:p text:style-name="P7">20/03/24<text:span text:style-name="T1">|378938009<text:tab/>IU</text:span><text:span text:style-name="T7">S</text:span><text:span text:style-name="T1"> IUD mmm<text:tab/>ATT<text:tab/><text:tab/>1<text:tab/>54.05<text:tab/><text:tab/></text:span><text:span text:style-name="T2">3 %</text:span></text:p>
      <text:p text:style-name="P7">20/<text:span text:style-name="T7">03</text:span>/24<text:span text:style-name="T1">|378938009<text:tab/>IU</text:span><text:span text:style-name="T7">S</text:span><text:span text:style-name="T1"> IUD </text:span><text:span text:style-name="T7">ppp<text:tab/></text:span><text:span text:style-name="T1"><text:tab/>ATT<text:tab/><text:tab/>1<text:tab/>54.05<text:tab/><text:tab/></text:span><text:span text:style-name="T2">3 %</text:span></text:p>
      <text:p text:style-name="P7">20/0<text:span text:style-name="T7">4</text:span>/24<text:span text:style-name="T1">|378938009<text:tab/>IU</text:span><text:span text:style-name="T7">R</text:span><text:span text:style-name="T1"> IUD </text:span><text:span text:style-name="T7">ff<text:tab/></text:span><text:span text:style-name="T1"><text:tab/>ATT<text:tab/><text:tab/>1<text:tab/>54.05<text:tab/><text:tab/></text:span><text:span text:style-name="T2">3 %</text:span></text:p>
      <text:p text:style-name="P7">2<text:span text:style-name="T7">2</text:span>/0<text:span text:style-name="T7">5</text:span>/24<text:span text:style-name="T1">|378938009<text:tab/>IU</text:span><text:span text:style-name="T7">P</text:span><text:span text:style-name="T1"> IUD </text:span><text:span text:style-name="T7">xxx<text:tab/></text:span><text:span text:style-name="T1"><text:tab/>ATT<text:tab/><text:tab/>1<text:tab/>54.05<text:tab/><text:tab/></text:span><text:span text:style-name="T2">3 %</text:span></text:p>
      <text:p text:style-name="P7">2<text:span text:style-name="T7">2</text:span>/0<text:span text:style-name="T7">5</text:span>/24<text:span text:style-name="T1">|378938009<text:tab/>IU</text:span><text:span text:style-name="T7">F</text:span><text:span text:style-name="T1"> IUD m</text:span><text:span text:style-name="T7">fgf<text:tab/></text:span><text:span text:style-name="T1"><text:tab/>ATT<text:tab/><text:tab/>1<text:tab/>54.05<text:tab/><text:tab/></text:span><text:span text:style-name="T2">3 %</text:span></text:p>
      <text:p text:style-name="P1"><text:tab/><text:tab/>nombre de dossiers: 2</text:p>
      <text:p text:style-name="P9">DETAIL =&gt; <text:tab/><text:tab/>BRUT A PAYER :<text:tab/><text:tab/><text:tab/><text:tab/>234,85</text:p>
      <text:p text:style-name="P1"/>
      <text:p text:style-name="P2">TOTAL  <text:span text:style-name="T3">REDEVANCE</text:span>:</text:p>
      <text:p text:style-name="P2">&gt; <text:span text:style-name="T3">2 TU1 pour 90.6<text:tab/><text:tab/>redevance de 3 % soit <text:tab/>2,72 euros</text:span></text:p>
      <text:p text:style-name="P2">&gt; <text:span text:style-name="T3">1 LIO pour 34.00<text:tab/><text:tab/>redevance de 3 % soit <text:tab/>1,02 euros</text:span></text:p>
      <text:p text:style-name="P2">&gt; <text:span text:style-name="T3">1 TU2 pour 22.2<text:tab/><text:tab/>redevance de 3 % soit <text:tab/>0,67 euros</text:span></text:p>
      <text:p text:style-name="P2">&gt; <text:span text:style-name="T3">1 SUF pour 34.00<text:tab/><text:tab/>redevance de 3 % soit <text:tab/>1,03 euros</text:span></text:p>
      <text:p text:style-name="P2">&gt; <text:span text:style-name="T3">1 ATT pour 54.05<text:tab/><text:tab/>redevance de 3 % soit <text:tab/>1,62 euros</text:span></text:p>
      <text:p text:style-name="P3">TOTAL  <text:span text:style-name="T3">REDEVANCE</text:span>: <text:span text:style-name="T4">7.06 euros pour </text:span><text:span text:style-name="T5">u</text:span><text:span text:style-name="T4">n montant de 234,85 euros </text:span></text:p>
      <text:p text:style-name="P2"><text:span text:style-name="T3">. NET A PAYER :</text:span> <text:span text:style-name="T6">559.89</text:span><text:span text:style-name="T4"> euros</text:span></text:p>
      <text:p text:style-name="P2"/>
      <text:p text:style-name="P2"/>
      <text:p text:style-name="P2">édité le 14/0<text:span text:style-name="T8">6</text:span>/202<text:span text:style-name="T9">5</text:span> 16:00: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0:38:18.166506624</meta:creation-date>
    <dc:date>2024-08-17T18:38:55.017403415</dc:date>
    <meta:editing-duration>PT54M14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39" meta:word-count="295" meta:character-count="1593" meta:non-whitespace-character-count="1232"/>
  </office:meta>
</office:document-meta>
</file>